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Attack/Wall</text:p>
          </table:table-cell>
          <table:table-cell table:number-columns-repeated="4"/>
          <table:table-cell office:value-type="string">
            <text:p>Castle</text:p>
          </table:table-cell>
          <table:table-cell table:number-columns-repeated="3"/>
        </table:table-row>
        <table:table-row table:style-name="ro1">
          <table:table-cell office:value-type="string">
            <text:p>Cost</text:p>
          </table:table-cell>
          <table:table-cell office:value-type="string">
            <text:p>Amount</text:p>
          </table:table-cell>
          <table:table-cell office:value-type="string">
            <text:p>Efficiency</text:p>
          </table:table-cell>
          <table:table-cell table:number-columns-repeated="2"/>
          <table:table-cell office:value-type="string">
            <text:p>Cost</text:p>
          </table:table-cell>
          <table:table-cell office:value-type="string">
            <text:p>Amount</text:p>
          </table:table-cell>
          <table:table-cell office:value-type="string">
            <text:p>Efficienc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3]/[.A3]" office:value-type="float" office:value="4">
            <text:p>4</text:p>
          </table:table-cell>
          <table:table-cell table:formula="of:=[.C3]&lt;[.C2]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G3]/[.F3]" office:value-type="float" office:value="4">
            <text:p>4</text:p>
          </table:table-cell>
          <table:table-cell table:formula="of:=[.H3]&lt;[.H2]" office:value-type="boolean" office:boolean-value="true">
            <text:p>TRU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B4]/[.A4]" office:value-type="float" office:value="3.5">
            <text:p>3.5</text:p>
          </table:table-cell>
          <table:table-cell table:formula="of:=[.C4]&lt;[.C3]" office:value-type="boolean" office:boolean-value="true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G4]/[.F4]" office:value-type="float" office:value="3">
            <text:p>3</text:p>
          </table:table-cell>
          <table:table-cell table:formula="of:=[.H4]&lt;[.H3]" office:value-type="boolean" office:boolean-value="true">
            <text:p>TRU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B5]/[.A5]" office:value-type="float" office:value="3.33333333333333">
            <text:p>3.3333333333</text:p>
          </table:table-cell>
          <table:table-cell table:formula="of:=[.C5]&lt;[.C4]" office:value-type="boolean" office:boolean-value="true">
            <text:p>TRUE</text:p>
          </table:table-cell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G5]/[.F5]" office:value-type="float" office:value="2.66666666666667">
            <text:p>2.6666666667</text:p>
          </table:table-cell>
          <table:table-cell table:formula="of:=[.H5]&lt;[.H4]" office:value-type="boolean" office:boolean-value="true">
            <text:p>TRU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[.B6]/[.A6]" office:value-type="float" office:value="3.25">
            <text:p>3.25</text:p>
          </table:table-cell>
          <table:table-cell table:formula="of:=[.C6]&lt;[.C5]" office:value-type="boolean" office:boolean-value="true">
            <text:p>TRUE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[.G6]/[.F6]" office:value-type="float" office:value="2.5">
            <text:p>2.5</text:p>
          </table:table-cell>
          <table:table-cell table:formula="of:=[.H6]&lt;[.H5]" office:value-type="boolean" office:boolean-value="true">
            <text:p>TRU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[.B7]/[.A7]" office:value-type="float" office:value="3">
            <text:p>3</text:p>
          </table:table-cell>
          <table:table-cell table:formula="of:=[.C7]&lt;[.C6]" office:value-type="boolean" office:boolean-value="true">
            <text:p>TRUE</text:p>
          </table:table-cell>
          <table:table-cell/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[.G7]/[.F7]" office:value-type="float" office:value="2.4">
            <text:p>2.4</text:p>
          </table:table-cell>
          <table:table-cell table:formula="of:=[.H7]&lt;[.H6]" office:value-type="boolean" office:boolean-value="true">
            <text:p>TRU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[.B8]/[.A8]" office:value-type="float" office:value="2.83333333333333">
            <text:p>2.8333333333</text:p>
          </table:table-cell>
          <table:table-cell table:formula="of:=[.C8]&lt;[.C7]" office:value-type="boolean" office:boolean-value="true">
            <text:p>TRUE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[.G8]/[.F8]" office:value-type="float" office:value="2.33333333333333">
            <text:p>2.3333333333</text:p>
          </table:table-cell>
          <table:table-cell table:formula="of:=[.H8]&lt;[.H7]" office:value-type="boolean" office:boolean-value="true">
            <text:p>TRU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[.B9]/[.A9]" office:value-type="float" office:value="2.71428571428571">
            <text:p>2.7142857143</text:p>
          </table:table-cell>
          <table:table-cell table:formula="of:=[.C9]&lt;[.C8]" office:value-type="boolean" office:boolean-value="true">
            <text:p>TRUE</text:p>
          </table:table-cell>
          <table:table-cell/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[.G9]/[.F9]" office:value-type="float" office:value="2.28571428571429">
            <text:p>2.2857142857</text:p>
          </table:table-cell>
          <table:table-cell table:formula="of:=[.H9]&lt;[.H8]" office:value-type="boolean" office:boolean-value="true">
            <text:p>TRU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[.B10]/[.A10]" office:value-type="float" office:value="2.625">
            <text:p>2.625</text:p>
          </table:table-cell>
          <table:table-cell table:formula="of:=[.C10]&lt;[.C9]" office:value-type="boolean" office:boolean-value="true">
            <text:p>TRUE</text:p>
          </table:table-cell>
          <table:table-cell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10]/[.F10]" office:value-type="float" office:value="2.25">
            <text:p>2.25</text:p>
          </table:table-cell>
          <table:table-cell table:formula="of:=[.H10]&lt;[.H9]" office:value-type="boolean" office:boolean-value="true">
            <text:p>TRU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[.B11]/[.A11]" office:value-type="float" office:value="2.55555555555556">
            <text:p>2.5555555556</text:p>
          </table:table-cell>
          <table:table-cell table:formula="of:=[.C11]&lt;[.C10]" office:value-type="boolean" office:boolean-value="true">
            <text:p>TRUE</text:p>
          </table:table-cell>
          <table:table-cell/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[.G11]/[.F11]" office:value-type="float" office:value="2.11111111111111">
            <text:p>2.1111111111</text:p>
          </table:table-cell>
          <table:table-cell table:formula="of:=[.H11]&lt;[.H10]" office:value-type="boolean" office:boolean-value="true">
            <text:p>TRU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B12]/[.A12]" office:value-type="float" office:value="2.5">
            <text:p>2.5</text:p>
          </table:table-cell>
          <table:table-cell table:formula="of:=[.C12]&lt;[.C11]" office:value-type="boolean" office:boolean-value="true">
            <text:p>TRUE</text:p>
          </table:table-cell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G12]/[.F12]" office:value-type="float" office:value="2">
            <text:p>2</text:p>
          </table:table-cell>
          <table:table-cell table:formula="of:=[.H12]&lt;[.H11]" office:value-type="boolean" office:boolean-value="true">
            <text:p>TRU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[.B13]/[.A13]" office:value-type="float" office:value="2.36363636363636">
            <text:p>2.3636363636</text:p>
          </table:table-cell>
          <table:table-cell table:formula="of:=[.C13]&lt;[.C12]" office:value-type="boolean" office:boolean-value="true">
            <text:p>TRUE</text:p>
          </table:table-cell>
          <table:table-cell/>
          <table:table-cell/>
          <table:table-cell office:value-type="float" office:value="21">
            <text:p>21</text:p>
          </table:table-cell>
          <table:table-cell table:formula="of:=[.G13]/[.F13]" office:value-type="float" office:value="0">
            <text:p>#DIV/0!</text:p>
          </table:table-cell>
          <table:table-cell table:formula="of:=[.H13]&lt;[.H14]" office:value-type="float" office:value="0">
            <text:p>#DIV/0!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formula="of:=[.B14]/[.A14]" office:value-type="float" office:value="2.25">
            <text:p>2.25</text:p>
          </table:table-cell>
          <table:table-cell table:formula="of:=[.C14]&lt;[.C13]" office:value-type="boolean" office:boolean-value="true">
            <text:p>TRUE</text:p>
          </table:table-cell>
          <table:table-cell/>
          <table:table-cell/>
          <table:table-cell office:value-type="float" office:value="22">
            <text:p>22</text:p>
          </table:table-cell>
          <table:table-cell table:formula="of:=[.G14]/[.F14]" office:value-type="float" office:value="0">
            <text:p>#DIV/0!</text:p>
          </table:table-cell>
          <table:table-cell table:formula="of:=[.H14]&lt;[.H13]" office:value-type="float" office:value="0">
            <text:p>#DIV/0!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formula="of:=[.B15]/[.A15]" office:value-type="float" office:value="2.15384615384615">
            <text:p>2.1538461538</text:p>
          </table:table-cell>
          <table:table-cell table:formula="of:=[.C15]&lt;[.C14]" office:value-type="boolean" office:boolean-value="true">
            <text:p>TRUE</text:p>
          </table:table-cell>
          <table:table-cell/>
          <table:table-cell/>
          <table:table-cell office:value-type="float" office:value="23">
            <text:p>23</text:p>
          </table:table-cell>
          <table:table-cell table:formula="of:=[.G15]/[.F15]" office:value-type="float" office:value="0">
            <text:p>#DIV/0!</text:p>
          </table:table-cell>
          <table:table-cell table:formula="of:=[.H15]&lt;[.H14]" office:value-type="float" office:value="0">
            <text:p>#DIV/0!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table:formula="of:=[.B16]/[.A16]" office:value-type="float" office:value="2.07142857142857">
            <text:p>2.0714285714</text:p>
          </table:table-cell>
          <table:table-cell table:formula="of:=[.C16]&lt;[.C15]" office:value-type="boolean" office:boolean-value="true">
            <text:p>TRUE</text:p>
          </table:table-cell>
          <table:table-cell/>
          <table:table-cell/>
          <table:table-cell office:value-type="float" office:value="24">
            <text:p>24</text:p>
          </table:table-cell>
          <table:table-cell table:formula="of:=[.G16]/[.F16]" office:value-type="float" office:value="0">
            <text:p>#DIV/0!</text:p>
          </table:table-cell>
          <table:table-cell table:formula="of:=[.H16]&lt;[.H15]" office:value-type="float" office:value="0">
            <text:p>#DIV/0!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formula="of:=[.B17]/[.A17]" office:value-type="float" office:value="2">
            <text:p>2</text:p>
          </table:table-cell>
          <table:table-cell table:formula="of:=[.C17]&lt;[.C16]" office:value-type="boolean" office:boolean-value="true">
            <text:p>TRUE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[.G17]/[.F17]" office:value-type="float" office:value="1.25">
            <text:p>1.25</text:p>
          </table:table-cell>
          <table:table-cell table:formula="of:=[.H17]&lt;[.H16]" office:value-type="float" office:value="0">
            <text:p>#DIV/0!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table:formula="of:=[.B18]/[.A18]" office:value-type="float" office:value="1.82352941176471">
            <text:p>1.8235294118</text:p>
          </table:table-cell>
          <table:table-cell table:formula="of:=[.C18]&lt;[.C17]" office:value-type="boolean" office:boolean-value="true">
            <text:p>TRUE</text:p>
          </table:table-cell>
          <table:table-cell/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formula="of:=[.G18]/[.F18]" office:value-type="float" office:value="1.33333333333333">
            <text:p>1.3333333333</text:p>
          </table:table-cell>
          <table:table-cell table:formula="of:=[.H18]&lt;[.H17]" office:value-type="boolean" office:boolean-value="false">
            <text:p>FALSE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formula="of:=[.B19]/[.A19]" office:value-type="float" office:value="1.68421052631579">
            <text:p>1.6842105263</text:p>
          </table:table-cell>
          <table:table-cell table:formula="of:=[.C19]&lt;[.C18]" office:value-type="boolean" office:boolean-value="true">
            <text:p>TRUE</text:p>
          </table:table-cell>
          <table:table-cell/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table:formula="of:=[.G19]/[.F19]" office:value-type="float" office:value="1.26086956521739">
            <text:p>1.2608695652</text:p>
          </table:table-cell>
          <table:table-cell table:formula="of:=[.H19]&lt;[.H18]" office:value-type="boolean" office:boolean-value="true">
            <text:p>TRUE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formula="of:=[.B20]/[.A20]" office:value-type="float" office:value="1.57142857142857">
            <text:p>1.5714285714</text:p>
          </table:table-cell>
          <table:table-cell table:formula="of:=[.C20]&lt;[.C19]" office:value-type="boolean" office:boolean-value="true">
            <text:p>TRUE</text:p>
          </table:table-cell>
          <table:table-cell/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formula="of:=[.G20]/[.F20]" office:value-type="float" office:value="1.2">
            <text:p>1.2</text:p>
          </table:table-cell>
          <table:table-cell table:formula="of:=[.H20]&lt;[.H19]" office:value-type="boolean" office:boolean-value="true">
            <text:p>TRUE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table:formula="of:=[.B21]/[.A21]" office:value-type="float" office:value="1.47826086956522">
            <text:p>1.4782608696</text:p>
          </table:table-cell>
          <table:table-cell table:formula="of:=[.C21]&lt;[.C20]" office:value-type="boolean" office:boolean-value="true">
            <text:p>TRUE</text:p>
          </table:table-cell>
          <table:table-cell/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formula="of:=[.G21]/[.F21]" office:value-type="float" office:value="1.10714285714286">
            <text:p>1.1071428571</text:p>
          </table:table-cell>
          <table:table-cell table:formula="of:=[.H21]&lt;[.H20]" office:value-type="boolean" office:boolean-value="true">
            <text:p>TRU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formula="of:=[.B22]/[.A22]" office:value-type="float" office:value="1.4">
            <text:p>1.4</text:p>
          </table:table-cell>
          <table:table-cell table:formula="of:=[.C22]&lt;[.C21]" office:value-type="boolean" office:boolean-value="true">
            <text:p>TRUE</text:p>
          </table:table-cell>
          <table:table-cell/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formula="of:=[.G22]/[.F22]" office:value-type="float" office:value="1.03225806451613">
            <text:p>1.0322580645</text:p>
          </table:table-cell>
          <table:table-cell table:formula="of:=[.H22]&lt;[.H21]" office:value-type="boolean" office:boolean-value="true">
            <text:p>TRUE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formula="of:=[.B23]/[.A23]" office:value-type="float" office:value="1.28571428571429">
            <text:p>1.2857142857</text:p>
          </table:table-cell>
          <table:table-cell table:formula="of:=[.C23]&lt;[.C22]" office:value-type="boolean" office:boolean-value="true">
            <text:p>TRUE</text:p>
          </table:table-cell>
          <table:table-cell/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formula="of:=[.G23]/[.F23]" office:value-type="float" office:value="0.970588235294118">
            <text:p>0.9705882353</text:p>
          </table:table-cell>
          <table:table-cell table:formula="of:=[.H23]&lt;[.H22]" office:value-type="boolean" office:boolean-value="true">
            <text:p>TRUE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table:formula="of:=[.B24]/[.A24]" office:value-type="float" office:value="1.19354838709677">
            <text:p>1.1935483871</text:p>
          </table:table-cell>
          <table:table-cell table:formula="of:=[.C24]&lt;[.C23]" office:value-type="boolean" office:boolean-value="true">
            <text:p>TRUE</text:p>
          </table:table-cell>
          <table:table-cell/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table:formula="of:=[.G24]/[.F24]" office:value-type="float" office:value="0.918918918918919">
            <text:p>0.9189189189</text:p>
          </table:table-cell>
          <table:table-cell table:formula="of:=[.H24]&lt;[.H23]" office:value-type="boolean" office:boolean-value="true">
            <text:p>TRUE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table:formula="of:=[.B25]/[.A25]" office:value-type="float" office:value="1.11764705882353">
            <text:p>1.1176470588</text:p>
          </table:table-cell>
          <table:table-cell table:formula="of:=[.C25]&lt;[.C24]" office:value-type="boolean" office:boolean-value="true">
            <text:p>TRUE</text:p>
          </table:table-cell>
          <table:table-cell/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table:formula="of:=[.G25]/[.F25]" office:value-type="float" office:value="0.875">
            <text:p>0.875</text:p>
          </table:table-cell>
          <table:table-cell table:formula="of:=[.H25]&lt;[.H24]" office:value-type="boolean" office:boolean-value="true">
            <text:p>TRUE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formula="of:=[.B26]/[.A26]" office:value-type="float" office:value="1.05405405405405">
            <text:p>1.0540540541</text:p>
          </table:table-cell>
          <table:table-cell table:formula="of:=[.C26]&lt;[.C25]" office:value-type="boolean" office:boolean-value="true">
            <text:p>TRUE</text:p>
          </table:table-cell>
          <table:table-cell/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formula="of:=[.G26]/[.F26]" office:value-type="float" office:value="0.8">
            <text:p>0.8</text:p>
          </table:table-cell>
          <table:table-cell table:formula="of:=[.H26]&lt;[.H25]" office:value-type="boolean" office:boolean-value="true">
            <text:p>TRUE</text:p>
          </table:table-cell>
        </table:table-row>
        <table:table-row table:style-name="ro1">
          <table:table-cell table:number-columns-repeated="2" office:value-type="float" office:value="40">
            <text:p>40</text:p>
          </table:table-cell>
          <table:table-cell table:formula="of:=[.B27]/[.A27]" office:value-type="float" office:value="1">
            <text:p>1</text:p>
          </table:table-cell>
          <table:table-cell table:formula="of:=[.C27]&lt;[.C26]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table:formula="of:=[.B28]/[.A28]" office:value-type="float" office:value="0.9">
            <text:p>0.9</text:p>
          </table:table-cell>
          <table:table-cell table:formula="of:=[.C28]&lt;[.C27]" office:value-type="boolean" office:boolean-value="true">
            <text:p>TRUE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Cost</text:p>
          </table:table-cell>
          <table:table-cell office:value-type="string">
            <text:p>Wall Dam.</text:p>
          </table:table-cell>
          <table:table-cell office:value-type="string">
            <text:p>Wall</text:p>
          </table:table-cell>
          <table:table-cell office:value-type="string">
            <text:p>Damage</text:p>
          </table:table-cell>
          <table:table-cell office:value-type="string">
            <text:p>City</text:p>
          </table:table-cell>
          <table:table-cell office:value-type="string">
            <text:p>City Dam.</text:p>
          </table:table-cell>
          <table:table-cell office:value-type="string">
            <text:p>Resource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5/19/2014</text:date>, <text:time>01:0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Baranowski</meta:initial-creator>
    <meta:creation-date>2014-05-01T17:03:42.44</meta:creation-date>
    <dc:date>2014-05-19T01:07:15.23</dc:date>
    <dc:creator>William Baranowski</dc:creator>
    <meta:editing-duration>PT6H42M29S</meta:editing-duration>
    <meta:editing-cycles>4</meta:editing-cycles>
    <meta:generator>OpenOffice/4.0.1$Win32 OpenOffice.org_project/401m5$Build-9714</meta:generator>
    <meta:document-statistic meta:table-count="3" meta:cell-count="287" meta:object-count="0"/>
  </office:meta>
</office:document-meta>
</file>